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it" fo:country="IT" fo:font-weight="bold" officeooo:rsid="0006e28a" officeooo:paragraph-rsid="0006e28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6pt" fo:language="it" fo:country="IT" fo:font-weight="bold" officeooo:rsid="0006e28a" officeooo:paragraph-rsid="0006e28a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6e28a"/>
    </style:style>
    <style:style style:name="P4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1563a"/>
    </style:style>
    <style:style style:name="P5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06e28a"/>
    </style:style>
    <style:style style:name="P6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1805b1"/>
    </style:style>
    <style:style style:name="P7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06e28a"/>
    </style:style>
    <style:style style:name="P8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2f9786"/>
    </style:style>
    <style:style style:name="P9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0ac6f2"/>
    </style:style>
    <style:style style:name="P10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3cc386"/>
    </style:style>
    <style:style style:name="P11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0bf117"/>
    </style:style>
    <style:style style:name="P12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35b655"/>
    </style:style>
    <style:style style:name="P13" style:family="paragraph" style:parent-style-name="Standard">
      <style:paragraph-properties fo:margin-top="0.0791in" fo:margin-bottom="0.0791in" loext:contextual-spacing="false"/>
      <style:text-properties fo:language="it" fo:country="IT" officeooo:rsid="000d74fc" officeooo:paragraph-rsid="000d74fc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language="it" fo:country="IT" fo:font-style="normal" fo:font-weight="normal" officeooo:rsid="00124946" officeooo:paragraph-rsid="0010dc9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10dc94"/>
    </style:style>
    <style:style style:name="P16" style:family="paragraph" style:parent-style-name="Standard">
      <style:text-properties fo:font-size="14pt" fo:language="it" fo:country="IT" fo:font-weight="bold" officeooo:rsid="0006e28a" officeooo:paragraph-rsid="0006e28a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margin-top="0.0791in" fo:margin-bottom="0.0791in" loext:contextual-spacing="false"/>
      <style:text-properties fo:language="it" fo:country="IT" officeooo:rsid="000718a1" officeooo:paragraph-rsid="000718a1"/>
    </style:style>
    <style:style style:name="P18" style:family="paragraph" style:parent-style-name="Standard" style:list-style-name="L1">
      <style:paragraph-properties fo:margin-top="0.0791in" fo:margin-bottom="0.0791in" loext:contextual-spacing="false"/>
      <style:text-properties fo:language="it" fo:country="IT" officeooo:paragraph-rsid="000718a1"/>
    </style:style>
    <style:style style:name="P19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6e28a"/>
    </style:style>
    <style:style style:name="P20" style:family="paragraph" style:parent-style-name="Standard">
      <style:paragraph-properties fo:margin-top="0.0791in" fo:margin-bottom="0.0791in" loext:contextual-spacing="false"/>
      <style:text-properties officeooo:paragraph-rsid="00406001"/>
    </style:style>
    <style:style style:name="P21" style:family="paragraph" style:parent-style-name="Standard">
      <style:paragraph-properties fo:margin-top="0.0791in" fo:margin-bottom="0.0791in" loext:contextual-spacing="false"/>
      <style:text-properties style:font-name="Liberation Serif" fo:font-size="12pt" fo:font-weight="normal" officeooo:rsid="00406001" officeooo:paragraph-rsid="00406001" style:font-size-asian="10.5pt" style:font-weight-asian="normal" style:font-size-complex="12pt" style:font-weight-complex="normal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officeooo:rsid="000718a1"/>
    </style:style>
    <style:style style:name="T4" style:family="text">
      <style:text-properties officeooo:rsid="00079974"/>
    </style:style>
    <style:style style:name="T5" style:family="text">
      <style:text-properties officeooo:rsid="00093196"/>
    </style:style>
    <style:style style:name="T6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language="it" fo:country="IT" fo:font-style="normal" fo:font-weight="normal" officeooo:rsid="0012494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language="it" fo:country="IT" fo:font-style="normal" fo:font-weight="normal" officeooo:rsid="003dfe49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language="it" fo:country="IT" fo:font-style="normal" fo:font-weight="normal" officeooo:rsid="0013cf1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language="it" fo:country="IT" fo:font-style="normal" fo:font-weight="normal" officeooo:rsid="0014f04d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language="it" fo:country="IT" fo:font-style="normal" fo:font-weight="normal" officeooo:rsid="00139ae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language="it" fo:country="IT" fo:font-style="normal" fo:font-weight="normal" officeooo:rsid="003e734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language="it" fo:country="IT" fo:font-style="normal" fo:font-weight="normal" officeooo:rsid="003ed6a9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/>
    </style:style>
    <style:style style:name="T15" style:family="text">
      <style:text-properties style:font-name="Liberation Serif"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erif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Liberation Serif" fo:font-size="12pt" fo:language="it" fo:country="IT" fo:font-style="italic" fo:font-weight="bold" officeooo:rsid="0010dc94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language="it" fo:country="IT" fo:font-style="italic" fo:font-weight="bold" officeooo:rsid="0013cf17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officeooo:rsid="001fe01c"/>
    </style:style>
    <style:style style:name="T20" style:family="text">
      <style:text-properties officeooo:rsid="002f9786"/>
    </style:style>
    <style:style style:name="T21" style:family="text">
      <style:text-properties fo:font-size="12pt" fo:language="it" fo:country="IT" fo:font-weight="normal" officeooo:rsid="0010dc94" style:font-size-asian="12pt" style:font-weight-asian="normal" style:font-size-complex="12pt" style:font-weight-complex="normal"/>
    </style:style>
    <style:style style:name="T22" style:family="text">
      <style:text-properties fo:font-size="12pt" fo:language="it" fo:country="IT" fo:font-weight="normal" officeooo:rsid="00406001" style:font-size-asian="10.5pt" style:font-weight-asian="normal" style:font-size-complex="12pt" style:font-weight-complex="normal"/>
    </style:style>
    <style:style style:name="T23" style:family="text">
      <style:text-properties fo:font-size="12pt" fo:language="it" fo:country="IT" fo:font-style="normal" fo:font-weight="normal" officeooo:rsid="0010dc94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it" fo:country="IT" fo:font-style="italic" fo:font-weight="normal" officeooo:rsid="0010dc94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4pt" fo:language="it" fo:country="IT" fo:font-weight="bold" officeooo:rsid="00406001" style:font-size-asian="14pt" style:font-weight-asian="bold" style:font-size-complex="14pt" style:font-weight-complex="bold"/>
    </style:style>
    <style:style style:name="T26" style:family="text">
      <style:text-properties fo:language="it" fo:country="I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antica operazionale</text:p>
      <text:p text:style-name="P15"><text:span text:style-name="T21">Siano </text:span><text:span text:style-name="T23">env</text:span><text:span text:style-name="T24"> </text:span><text:span text:style-name="T23">un ambiente di tipo evT e sia</text:span><text:span text:style-name="T6"> </text:span><text:span text:style-name="T15"><text:s/></text:span><text:span text:style-name="T17">env </text:span><text:span text:style-name="T16">▹ </text:span><text:span text:style-name="T17">exp</text:span><text:span text:style-name="T14"> la notazione per indicare che l’espressione exp viene valutata rispetto ad </text:span><text:span text:style-name="T6">env</text:span><text:span text:style-name="T15">.</text:span><text:span text:style-name="T6"> Dett</text:span><text:span text:style-name="T12">e</text:span><text:span text:style-name="T6"> </text:span><text:span text:style-name="T7">inoltre</text:span><text:span text:style-name="T6"> </text:span><text:span text:style-name="T17">exp ⇒ evT</text:span><text:span text:style-name="T6"> </text:span><text:span text:style-name="T8">la</text:span><text:span text:style-name="T6"> valutazione dell’espressione </text:span><text:span text:style-name="T7">ad un denotabile </text:span><text:span text:style-name="T9">e </text:span><text:span text:style-name="T18">:type</text:span><text:span text:style-name="T9"> l’annotazione di tipo associata ad un </text:span><text:span text:style-name="T10">denotabile</text:span><text:span text:style-name="T7">, al fine di </text:span><text:span text:style-name="T11">estendere il linguaggio con</text:span><text:span text:style-name="T7"> insiemi </text:span><text:span text:style-name="T13">e stringhe </text:span><text:span text:style-name="T7">definisco la seguente serie di regole <text:s/>ed assiomi della semantica operazionale.</text:span></text:p>
      <text:p text:style-name="P14"/>
      <text:p text:style-name="P1">Assiomi</text:p>
      <text:p text:style-name="P3"><text:span text:style-name="T2">Set vuoto</text:span><draw:frame draw:style-name="fr2" draw:name="Object1" text:anchor-type="as-char" svg:y="-0.152in" svg:width="2.2283in" svg:height="0.2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Regole di inferenza</text:p>
      <text:p text:style-name="P20"><text:span text:style-name="T22">Stringhe</text:span><text:span text:style-name="T25"> </text:span><text:span text:style-name="T25"><draw:frame draw:style-name="fr1" draw:name="Object23" text:anchor-type="as-char" svg:y="-0.2437in" svg:width="2.0055in" svg:height="0.4083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1"><text:span text:style-name="T26">Concat, dove ^ è l’operazione di concatenazione di stringhe</text:span></text:p>
      <text:p text:style-name="P21"><text:span text:style-name="T26"><text:s/></text:span><text:span text:style-name="T26"><draw:frame draw:style-name="fr1" draw:name="Object24" text:anchor-type="as-char" svg:y="-0.3244in" svg:width="4.0319in" svg:height="0.6008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3"><text:span text:style-name="T2">Singleton</text:span><draw:frame draw:style-name="fr2" draw:name="Object2" text:anchor-type="as-char" svg:y="-0.2437in" svg:width="2.4945in" svg:height="0.4083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2">Set</text:span><draw:frame draw:style-name="fr2" draw:name="Object3" text:anchor-type="as-char" svg:y="-0.2728in" svg:width="2.6909in" svg:height="0.4508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7">IsEmpty, divisa tra valutazione true e false</text:p>
      <text:p text:style-name="P5"><draw:frame draw:style-name="fr2" draw:name="Object6" text:anchor-type="as-char" svg:y="-0.2598in" svg:width="3.0035in" svg:height="0.4244in" draw:z-index="4"><draw:object xlink:href="./Object 6" xlink:type="simple" xlink:show="embed" xlink:actuate="onLoad"/><draw:image xlink:href="./ObjectReplacements/Object 6" xlink:type="simple" xlink:show="embed" xlink:actuate="onLoad"/></draw:frame>, <draw:frame draw:style-name="fr2" draw:name="Object7" text:anchor-type="as-char" svg:y="-0.2728in" svg:width="3.0547in" svg:height="0.4374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7">Contains, divisa tra valutazione true e false</text:p>
      <text:p text:style-name="P5"><draw:frame draw:style-name="fr2" draw:name="Object8" text:anchor-type="as-char" svg:y="-0.4465in" svg:width="3.4575in" svg:height="0.8465in" draw:z-index="6"><draw:object xlink:href="./Object 8" xlink:type="simple" xlink:show="embed" xlink:actuate="onLoad"/><draw:image xlink:href="./ObjectReplacements/Object 8" xlink:type="simple" xlink:show="embed" xlink:actuate="onLoad"/></draw:frame>,</text:p>
      <text:p text:style-name="P5"><draw:frame draw:style-name="fr2" draw:name="Object9" text:anchor-type="as-char" svg:y="-0.4465in" svg:width="3.5098in" svg:height="0.8465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6"><text:span text:style-name="T2">Insert</text:span><draw:frame draw:style-name="fr2" draw:name="Object4" text:anchor-type="as-char" svg:y="-0.339in" svg:width="4.0638in" svg:height="0.6425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<text:span text:style-name="T2">Remove</text:span><draw:frame draw:style-name="fr2" draw:name="Object5" text:anchor-type="as-char" svg:y="-0.339in" svg:width="3.9252in" svg:height="0.6425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7">Subset, <text:span text:style-name="T3">divisa nei tre casi:</text:span></text:p>
      <text:list xml:id="list2142651645" text:style-name="L1">
        <text:list-item>
          <text:p text:style-name="P17"><text:soft-page-break/>se a è un sottoinsieme di b</text:p>
        </text:list-item>
        <text:list-item>
          <text:p text:style-name="P17">se a non è un sottoinsieme di b</text:p>
        </text:list-item>
        <text:list-item>
          <text:p text:style-name="P18"><text:span text:style-name="T3">se I tipi sono diversi, </text:span><text:span text:style-name="T4">qu</text:span><text:span text:style-name="T5">i</text:span><text:span text:style-name="T4">ndi</text:span><text:span text:style-name="T3"> la valutazione è </text:span><text:span text:style-name="T19">Bool(</text:span><text:span text:style-name="T3">false</text:span><text:span text:style-name="T19">)</text:span></text:p>
        </text:list-item>
      </text:list>
      <text:p text:style-name="P5"><draw:frame draw:style-name="fr2" draw:name="Object10" text:anchor-type="as-char" svg:y="-0.5575in" svg:width="4.1646in" svg:height="1.0673in" draw:z-index="9"><draw:object xlink:href="./Object 10" xlink:type="simple" xlink:show="embed" xlink:actuate="onLoad"/><draw:image xlink:href="./ObjectReplacements/Object 10" xlink:type="simple" xlink:show="embed" xlink:actuate="onLoad"/></draw:frame>,</text:p>
      <text:p text:style-name="P5"><text:s/><draw:frame draw:style-name="fr2" draw:name="Object11" text:anchor-type="as-char" svg:y="-0.5575in" svg:width="4.2165in" svg:height="1.0673in" draw:z-index="11"><draw:object xlink:href="./Object 11" xlink:type="simple" xlink:show="embed" xlink:actuate="onLoad"/><draw:image xlink:href="./ObjectReplacements/Object 11" xlink:type="simple" xlink:show="embed" xlink:actuate="onLoad"/></draw:frame>,</text:p>
      <text:p text:style-name="P5"><text:s text:c="2"/><draw:frame draw:style-name="fr2" draw:name="Object12" text:anchor-type="as-char" svg:y="-0.2437in" svg:width="4.1992in" svg:height="0.4083in" draw:z-index="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>SetMin: <text:span text:style-name="T20">se il Set è vuoto allora ritorna Unbound, specializzato per il tipo del set considerato</text:span></text:p>
      <text:p text:style-name="P8"><text:span text:style-name="T1"><draw:frame draw:style-name="fr2" draw:name="Object13" text:anchor-type="as-char" svg:y="-0.4598in" svg:width="2.6693in" svg:height="0.8717in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1">, </text:span><text:span text:style-name="T1"><draw:frame draw:style-name="fr2" draw:name="Object21" text:anchor-type="as-char" svg:y="-0.4465in" svg:width="3.1673in" svg:height="0.8465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8">SetM<text:span text:style-name="T20">ax</text:span>: <text:span text:style-name="T20">se il Set è vuoto allora ritorna Unbound, specializzato per il tipo del set considerato</text:span></text:p>
      <text:p text:style-name="P8"><text:span text:style-name="T1"><draw:frame draw:style-name="fr2" draw:name="Object14" text:anchor-type="as-char" svg:y="-0.4598in" svg:width="2.6693in" svg:height="0.8717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1">, </text:span><text:span text:style-name="T1"><draw:frame draw:style-name="fr2" draw:name="Object22" text:anchor-type="as-char" svg:y="-0.4465in" svg:width="3.2008in" svg:height="0.8465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0">Forall</text:p>
      <text:p text:style-name="P10"><text:s/><draw:frame draw:style-name="fr2" draw:name="Object15" text:anchor-type="as-char" svg:y="-0.4571in" svg:width="4.6102in" svg:height="0.8661in" draw:z-index="18"><draw:object xlink:href="./Object 15" xlink:type="simple" xlink:show="embed" xlink:actuate="onLoad"/><draw:image xlink:href="./ObjectReplacements/Object 15" xlink:type="simple" xlink:show="embed" xlink:actuate="onLoad"/></draw:frame>, </text:p>
      <text:p text:style-name="P9"><draw:frame draw:style-name="fr2" draw:name="Object16" text:anchor-type="as-char" svg:y="-0.4571in" svg:width="4.6102in" svg:height="0.8661in" draw:z-index="10"><draw:object xlink:href="./Object 16" xlink:type="simple" xlink:show="embed" xlink:actuate="onLoad"/><draw:image xlink:href="./ObjectReplacements/Object 16" xlink:type="simple" xlink:show="embed" xlink:actuate="onLoad"/></draw:frame></text:p>
      <text:p text:style-name="P12">Exists </text:p>
      <text:p text:style-name="P12"><text:soft-page-break/><draw:frame draw:style-name="fr2" draw:name="Object17" text:anchor-type="as-char" svg:y="-0.4571in" svg:width="4.6102in" svg:height="0.8661in" draw:z-index="19"><draw:object xlink:href="./Object 17" xlink:type="simple" xlink:show="embed" xlink:actuate="onLoad"/><draw:image xlink:href="./ObjectReplacements/Object 17" xlink:type="simple" xlink:show="embed" xlink:actuate="onLoad"/></draw:frame>,</text:p>
      <text:p text:style-name="P11"><draw:frame draw:style-name="fr2" draw:name="Object18" text:anchor-type="as-char" svg:y="-0.4571in" svg:width="4.7457in" svg:height="0.8661in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>Filter <draw:frame draw:style-name="fr2" draw:name="Object19" text:anchor-type="as-char" svg:y="-0.4571in" svg:width="4.7457in" svg:height="0.8661in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13">Map <draw:frame draw:style-name="fr2" draw:name="Object20" text:anchor-type="as-char" svg:y="-0.5654in" svg:width="4.7457in" svg:height="1.0835in" draw:z-index="17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0-12-21T18:33:17.432114898</dc:date>
    <meta:editing-duration>PT9H30M59S</meta:editing-duration>
    <meta:editing-cycles>57</meta:editing-cycles>
    <meta:generator>LibreOffice/6.4.6.2$Linux_X86_64 LibreOffice_project/40$Build-2</meta:generator>
    <meta:document-statistic meta:table-count="0" meta:image-count="0" meta:object-count="24" meta:page-count="3" meta:paragraph-count="36" meta:word-count="178" meta:character-count="1016" meta:non-whitespace-character-count="857"/>
  </office:meta>
</office:document-meta>
</file>

<file path=Object 1/content.xml><?xml version="1.0" encoding="utf-8"?>
<math xmlns="http://www.w3.org/1998/Math/MathML" display="block">
  <semantics>
    <mrow>
      <mi mathvariant="italic">env</mi>
      <mi>▹</mi>
      <mtext>EmptySet</mtext>
      <mrow>
        <mo fence="true" stretchy="false">(</mo>
        <mrow>
          <mi mathvariant="italic">type</mi>
        </mrow>
        <mo fence="true" stretchy="false">)</mo>
      </mrow>
      <mo stretchy="false">⇒</mo>
      <mi mathvariant="normal">∅</mi>
      <mi mathvariant="normal">:</mi>
      <mi mathvariant="italic">type</mi>
    </mrow>
    <annotation encoding="StarMath 5.0">env ▹ "EmptySet"( type) drarrow emptyset:type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,
	{}newline{}
	{lbrace v_i : i in el1 rbrace subseteq lbrace w_j : j in el2 rbrace}
over 
{env ▹ "Subset"(Set(el1, type1), Set(el2, type2)) drarrow Bool(true)}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,
	{}newline{}
	{lbrace v_i : i in el1 rbrace nsubseteq lbrace w_j : j in el2 rbrace}
over 
{env ▹ "Subset"(Set(el1, type1), Set(el2, type2)) drarrow Bool(false)}</annotation>
  </semantics>
</math>
</file>

<file path=Object 12/content.xml><?xml version="1.0" encoding="utf-8"?>
<math xmlns="http://www.w3.org/1998/Math/MathML" display="block">
  <semantics>
    <mfrac>
      <mrow>
        <mi mathvariant="italic">type</mi>
        <mrow>
          <mn>1</mn>
          <mo stretchy="false">≠</mo>
          <mi mathvariant="italic">type</mi>
        </mrow>
        <mn>2</mn>
      </mrow>
      <mrow>
        <mi mathvariant="italic">env</mi>
        <mi>▹</mi>
        <mtext>Subset</mtext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</mi>
                    <mn>1</mn>
                    <mi>,</mi>
                    <mi mathvariant="italic">type</mi>
                    <mn>1</mn>
                  </mrow>
                </mrow>
                <mo fence="true" stretchy="false">)</mo>
              </mrow>
              <mi>,</mi>
              <mi mathvariant="italic">Set</mi>
              <mrow>
                <mo fence="true" stretchy="false">(</mo>
                <mrow>
                  <mrow>
                    <mi mathvariant="italic">el</mi>
                    <mn>2</mn>
                    <mi>,</mi>
                    <mi mathvariant="italic">type</mi>
                    <mn>2</mn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Bool</mi>
        <mrow>
          <mo fence="true" stretchy="false">(</mo>
          <mrow>
            <mi mathvariant="italic">false</mi>
          </mrow>
          <mo fence="true" stretchy="false">)</mo>
        </mrow>
      </mrow>
    </mfrac>
    <annotation encoding="StarMath 5.0">
{type1 &lt;&gt; type2}
over 
{env ▹ "Subset"(Set(el1, type1), Set(el2, type2)) drarrow Bool(false)}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nv ▹ Set(els, type) drarrow lbrace v_i : i in els rbrace:type,
{}newline{}
lbrace v_i : i in els rbrace &lt;&gt; emptyset,
{}newline{}
{w = min lbrace v_i : i in els rbrace}
over 
{env ▹ SetMin(Set(els, type)) drarrow w}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v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v</mi>
              </mrow>
            </mfrac>
          </mrow>
        </mtd>
      </mtr>
    </mtable>
    <annotation encoding="StarMath 5.0">env ▹ Set(els, type) drarrow lbrace v_i : i in els rbrace:type,
{}newline{}
lbrace v_i : i in els rbrace &lt;&gt; emptyset,
{}newline{}
{v = max lbrace v_i : i in els rbrace}
over 
{env ▹ SetMax(Set(els, type)) drarrow v}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arg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tru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arg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arg, body) drarrow FunVal(arg, body, decEnv):Bool("_") `as` f,
{  }newline{  }
{(forall j. j in lbrace v_i : i in els rbrace and  decEnv ▹ FunCall(f, j) drarrow Bool(true))}
over
{ env ▹ "Forall"(Fun(arg, body), Set(els, type)) drarrow Bool(true)}</annotation>
  </semantics>
</math>
</file>

<file path=Object 16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arg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fals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arg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arg, body) drarrow FunVal(arg, body, decEnv):Bool("_") `as` f,
{  }newline{  }
{(exists j. j in lbrace v_i : i in els rbrace and  decEnv ▹ FunCall(f, j) drarrow Bool(false))}
over
{ env ▹ "Forall"(Fun(arg, body), Set(els, type)) drarrow Bool(false)}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arg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tru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arg, body) drarrow FunVal(arg, body, decEnv):Bool("_") `as` f,
{  }newline{  }
{(exists j. j in lbrace v_i : i in els rbrace and  decEnv ▹ FunCall(f, j) drarrow Bool(true))}
over
{ env ▹ "Exists"(Fun(name, body), Set(els, type)) drarrow Bool(true)}</annotation>
  </semantics>
</math>
</file>

<file path=Object 1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fals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name, body) drarrow FunVal(arg, body, decEnv):Bool("_") `as` f,
{  }newline{  }
{(forall j. j in lbrace v_i : i in els rbrace and  decEnv ▹ FunCall(f, j) drarrow Bool(false))}
over
{ env ▹ "Exists"(Fun(name, body), Set(els, type)) drarrow Bool(false)}</annotation>
  </semantics>
</math>
</file>

<file path=Object 1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i>j</mi>
                      <mi mathvariant="normal">:</mi>
                      <mrow>
                        <mi>j</mi>
                        <mo stretchy="false">∈</mo>
                        <mrow>
                          <mrow>
                            <mo fence="true" stretchy="false">{</mo>
                            <mrow>
                              <mrow>
                                <msub>
                                  <mi>v</mi>
                                  <mi>i</mi>
                                </msub>
                                <mi mathvariant="normal">:</mi>
                                <mrow>
                                  <mi>i</mi>
                                  <mo stretchy="false">∈</mo>
                                  <mi mathvariant="italic">els</mi>
                                </mrow>
                              </mrow>
                            </mrow>
                            <mo fence="true" stretchy="false">}</mo>
                          </mrow>
                          <mo stretchy="false">∧</mo>
                          <mi mathvariant="italic">decEnv</mi>
                        </mrow>
                      </mrow>
                      <mi>▹</mi>
                      <mi mathvariant="italic">FunCall</mi>
                      <mrow>
                        <mo fence="true" stretchy="false">(</mo>
                        <mrow>
                          <mrow>
                            <mi>f</mi>
                            <mi>,</mi>
                            <mi>j</mi>
                          </mrow>
                        </mrow>
                        <mo fence="true" stretchy="false">)</mo>
                      </mrow>
                      <mo stretchy="false">⇒</mo>
                      <mi mathvariant="italic">Bool</mi>
                      <mrow>
                        <mo fence="true" stretchy="false">(</mo>
                        <mrow>
                          <mi mathvariant="italic">true</mi>
                        </mrow>
                        <mo fence="true" stretchy="false">)</mo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 mathvariant="italic">type</mi>
              </mrow>
            </mfrac>
          </mrow>
        </mtd>
      </mtr>
    </mtable>
    <annotation encoding="StarMath 5.0">env ▹ Set(els, type) drarrow lbrace v_i : i in els rbrace :type,
{  }newline{  }
env ▹ Fun(name, body) drarrow FunVal(arg, body, decEnv):Bool("_") `as` f,
{  }newline{  }
{x = lbrace j : 
	j in lbrace v_i : i in els rbrace and 
	decEnv ▹ FunCall(f, j) drarrow Bool(true)
rbrace}
over
{ env ▹ "Filter"(Fun(name, body), Set(els, type)) drarrow 
x:type}</annotation>
  </semantics>
</math>
</file>

<file path=Object 2/content.xml><?xml version="1.0" encoding="utf-8"?>
<math xmlns="http://www.w3.org/1998/Math/MathML" display="block">
  <semantics>
    <mfrac>
      <mrow>
        <mi mathvariant="italic">env</mi>
        <mi>▹</mi>
        <mi mathvariant="italic">el</mi>
        <mo stretchy="false">⇒</mo>
        <mi>v</mi>
        <mi mathvariant="normal">:</mi>
        <mi mathvariant="italic">type</mi>
      </mrow>
      <mrow>
        <mi mathvariant="italic">env</mi>
        <mi>▹</mi>
        <mi mathvariant="italic">Singleton</mi>
        <mrow>
          <mo fence="true" stretchy="false">(</mo>
          <mrow>
            <mrow>
              <mi mathvariant="italic">el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i>v</mi>
          </mrow>
          <mo fence="true" stretchy="false">}</mo>
        </mrow>
        <mi mathvariant="normal">:</mi>
        <mi mathvariant="italic">type</mi>
      </mrow>
    </mfrac>
    <annotation encoding="StarMath 5.0">{
env ▹ el drarrow v:type
} 
over 
{env ▹ Singleton( el, type ) drarrow 
	lbrace v rbrace:type
}</annotation>
  </semantics>
</math>
</file>

<file path=Object 2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row>
              <mo fence="true" stretchy="false">(</mo>
              <mrow>
                <mrow>
                  <mo stretchy="false">∀</mo>
                  <mi>j</mi>
                  <mi>.</mi>
                  <mrow>
                    <mi>j</mi>
                    <mo stretchy="false">∈</mo>
                    <mrow>
                      <mrow>
                        <mo fence="true" stretchy="false">{</mo>
                        <mrow>
                          <mrow>
                            <msub>
                              <mi>v</mi>
                              <mi>i</mi>
                            </msub>
                            <mi mathvariant="normal">:</mi>
                            <mrow>
                              <mi>i</mi>
                              <mo stretchy="false">∈</mo>
                              <mi mathvariant="italic">els</mi>
                            </mrow>
                          </mrow>
                        </mrow>
                        <mo fence="true" stretchy="false">}</mo>
                      </mrow>
                      <mo stretchy="false">∧</mo>
                      <mi mathvariant="italic">decEnv</mi>
                    </mrow>
                  </mrow>
                  <mi>▹</mi>
                  <mi mathvariant="italic">FunCall</mi>
                  <mrow>
                    <mo fence="true" stretchy="false">(</mo>
                    <mrow>
                      <mrow>
                        <mi>f</mi>
                        <mi>,</mi>
                        <mi>j</mi>
                      </mrow>
                    </mrow>
                    <mo fence="true" stretchy="false">)</mo>
                  </mrow>
                  <mo stretchy="false">⇒</mo>
                  <msub>
                    <mi>x</mi>
                    <mi>j</mi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sub>
                        <mi>x</mi>
                        <mi>j</mi>
                      </msub>
                      <mi mathvariant="normal">:</mi>
                      <mrow>
                        <mi>j</mi>
                        <mo stretchy="false">∈</mo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Map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 mathvariant="italic">type</mi>
              </mrow>
            </mfrac>
          </mrow>
        </mtd>
      </mtr>
    </mtable>
    <annotation encoding="StarMath 5.0">env ▹ Set(els, type) drarrow lbrace v_i : i in els rbrace :type,
{  }newline{  }
env ▹ Fun(name, body) drarrow FunVal(arg, body, decEnv):Bool("_") `as` f,
{  }newline{  }
(forall j. 
	j in lbrace v_i : i in els rbrace and 
	decEnv ▹ FunCall(f, j) drarrow x_j
),
{  }newline{  }
{x = lbrace x_j : j in lbrace v_i : i in els rbrace rbrace}
over
{ env ▹ "Map"(Fun(name, body), Set(els, type)) drarrow 
x:type}</annotation>
  </semantics>
</math>
</file>

<file path=Object 2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=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type</mi>
                <mo stretchy="false">⇒</mo>
                <mi mathvariant="italic">tval</mi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Unbound</mi>
                <mi mathvariant="normal">:</mi>
                <mi mathvariant="italic">tval</mi>
              </mrow>
            </mfrac>
          </mrow>
        </mtd>
      </mtr>
    </mtable>
    <annotation encoding="StarMath 5.0">env ▹ Set(els, type) drarrow lbrace v_i : i in els rbrace:type,
{}newline{}
lbrace v_i : i in els rbrace =  emptyset,
{}newline{}
{env ▹ type drarrow tval}
over 
{env ▹ SetMin(Set(els, type)) drarrow Unbound:tval}</annotation>
  </semantics>
</math>
</file>

<file path=Object 2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=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type</mi>
                <mo stretchy="false">⇒</mo>
                <mi mathvariant="italic">tval</mi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Unbound</mi>
                <mi mathvariant="normal">:</mi>
                <mi mathvariant="italic">tval</mi>
              </mrow>
            </mfrac>
          </mrow>
        </mtd>
      </mtr>
    </mtable>
    <annotation encoding="StarMath 5.0">env ▹ Set(els, type) drarrow lbrace v_i : i in els rbrace:type,
{}newline{}
lbrace v_i : i in els rbrace =  emptyset,
{}newline{}
{env ▹ type drarrow tval}
over 
{env ▹ SetMax(Set(els, type)) drarrow Unbound:tval}</annotation>
  </semantics>
</math>
</file>

<file path=Object 23/content.xml><?xml version="1.0" encoding="utf-8"?>
<math xmlns="http://www.w3.org/1998/Math/MathML" display="block">
  <semantics>
    <mfrac>
      <mrow>
        <mi>s</mi>
        <mi mathvariant="normal">:</mi>
        <mi mathvariant="italic">string</mi>
      </mrow>
      <mrow>
        <mi mathvariant="italic">env</mi>
        <mi>▹</mi>
        <mi mathvariant="italic">Estring</mi>
        <mrow>
          <mo fence="true" stretchy="false">(</mo>
          <mrow>
            <mi>s</mi>
          </mrow>
          <mo fence="true" stretchy="false">)</mo>
        </mrow>
        <mo stretchy="false">⇒</mo>
        <mi mathvariant="italic">String</mi>
        <mrow>
          <mo fence="true" stretchy="false">(</mo>
          <mrow>
            <mi>s</mi>
          </mrow>
          <mo fence="true" stretchy="false">)</mo>
        </mrow>
      </mrow>
    </mfrac>
    <annotation encoding="StarMath 5.0">{s:string}
over
{env ▹ Estring( s ) drarrow String( s )}</annotation>
  </semantics>
</math>
</file>

<file path=Object 24/content.xml><?xml version="1.0" encoding="utf-8"?>
<math xmlns="http://www.w3.org/1998/Math/MathML" display="block">
  <semantics>
    <mtable>
      <mtr>
        <mtd>
          <mrow>
            <mi>s</mi>
            <mn>1</mn>
            <mi mathvariant="normal">:</mi>
            <mi mathvariant="italic">string</mi>
            <mi>,</mi>
            <mrow/>
          </mrow>
        </mtd>
      </mtr>
      <mtr>
        <mtd>
          <mrow>
            <mrow/>
            <mfrac>
              <mrow>
                <mi>s</mi>
                <mn>2</mn>
                <mi mathvariant="normal">:</mi>
                <mi mathvariant="italic">string</mi>
              </mrow>
              <mrow>
                <mi mathvariant="italic">env</mi>
                <mi>▹</mi>
                <mi mathvariant="italic">Concat</mi>
                <mrow>
                  <mo fence="true" stretchy="false">(</mo>
                  <mrow>
                    <mrow>
                      <mi mathvariant="italic">Estring</mi>
                      <mrow>
                        <mo fence="true" stretchy="false">(</mo>
                        <mrow>
                          <mrow>
                            <mi>s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Estring</mi>
                      <mrow>
                        <mo fence="true" stretchy="false">(</mo>
                        <mrow>
                          <mrow>
                            <mi>s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String</mi>
                <mrow>
                  <mo fence="true" stretchy="false">(</mo>
                  <mrow>
                    <mrow>
                      <mi>s</mi>
                      <mn>1</mn>
                      <mtext>^</mtext>
                      <mi>s</mi>
                      <mn>2</mn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s1:string,
{  }newline{  }
{s2:string}
over
{env ▹ Concat( Estring(s1), Estring(s2) ) drarrow String( s1"^"s2 )}</annotation>
  </semantics>
</math>
</file>

<file path=Object 3/content.xml><?xml version="1.0" encoding="utf-8"?>
<math xmlns="http://www.w3.org/1998/Math/MathML" display="block">
  <semantics>
    <mfrac>
      <mrow>
        <mi mathvariant="italic">env</mi>
        <mi>▹</mi>
        <mrow>
          <mo fence="true" stretchy="false">(</mo>
          <mrow>
            <mrow>
              <mo stretchy="false">∀</mo>
              <mi>i</mi>
              <mi>.</mi>
              <mrow>
                <mi>i</mi>
                <mo stretchy="false">∈</mo>
                <mrow>
                  <mi mathvariant="italic">els</mi>
                  <mo stretchy="false">∧</mo>
                  <mi>i</mi>
                </mrow>
              </mrow>
              <mo stretchy="false">⇒</mo>
              <msub>
                <mi>v</mi>
                <mi>i</mi>
              </msub>
              <mi mathvariant="normal">:</mi>
              <mi mathvariant="italic">type</mi>
            </mrow>
          </mrow>
          <mo fence="true" stretchy="false">)</mo>
        </mrow>
      </mrow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space width="0.5em"/>
              <mi mathvariant="normal">:</mi>
              <mspace width="0.5em"/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</mfrac>
    <annotation encoding="StarMath 5.0">{
 env ▹ (forall i. i in els and i drarrow v_i:type)
} 
over 
{ env ▹ Set(els, type) drarrow 
	lbrace v_i `:` i in els rbrace:type 
}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 mathvariant="normal">:</mi>
                <mi mathvariant="italic">type</mi>
              </mrow>
              <mrow>
                <mi mathvariant="italic">env</mi>
                <mi>▹</mi>
                <mi mathvariant="italic">Remove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rm</mi>
                    </mrow>
                  </mrow>
                  <mo fence="true" stretchy="false">)</mo>
                </mrow>
                <mo stretchy="false">⇒</mo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o stretchy="false">∖</mo>
                  <mrow>
                    <mo fence="true" stretchy="false">{</mo>
                    <mrow>
                      <mi>w</mi>
                    </mrow>
                    <mo fence="true" stretchy="false">}</mo>
                  </mrow>
                </mrow>
                <mi mathvariant="normal">:</mi>
                <mi mathvariant="italic">type</mi>
              </mrow>
            </mfrac>
          </mrow>
        </mtd>
      </mtr>
    </mtable>
    <annotation encoding="StarMath 5.0">env ▹ el drarrow w:type,
{  }newline{  }
{env ▹ Set(els, type) drarrow lbrace v_i : i in els rbrace:type} 
over 
{  env ▹ Remove(Set(els, type), rm) drarrow 
	lbrace v_i : i in els rbrace setminus  lbrace w rbrace:type
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 mathvariant="normal">:</mi>
                <mi mathvariant="italic">type</mi>
              </mrow>
              <mrow>
                <mi mathvariant="italic">env</mi>
                <mi>▹</mi>
                <mi mathvariant="italic">Insert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newel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>U</mi>
                <mrow>
                  <mo fence="true" stretchy="false">{</mo>
                  <mrow>
                    <mi>w</mi>
                  </mrow>
                  <mo fence="true" stretchy="false">}</mo>
                </mrow>
                <mi mathvariant="normal">:</mi>
                <mi mathvariant="italic">type</mi>
              </mrow>
            </mfrac>
          </mrow>
        </mtd>
      </mtr>
    </mtable>
    <annotation encoding="StarMath 5.0">env ▹ el drarrow w:type,
{  }newline{  }
{env ▹ Set(els, type) drarrow lbrace v_i : i in els rbrace:type}
over 
{ env ▹ Insert(Set(els, type), newel) drarrow 
	lbrace v_i : i in els rbrace U lbrace w rbrace:type
}</annotation>
  </semantics>
</math>
</file>

<file path=Object 6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i mathvariant="normal">∅</mi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Bool</mi>
        <mrow>
          <mo fence="true" stretchy="false">(</mo>
          <mrow>
            <mi mathvariant="italic">true</mi>
          </mrow>
          <mo fence="true" stretchy="false">)</mo>
        </mrow>
      </mrow>
    </mfrac>
    <annotation encoding="StarMath 5.0">{ 
env ▹ Set(els, type) drarrow emptyset:type
} 
over 
{  env ▹ IsEmpty(Set(els, type)) drarrow Bool(true)
}</annotation>
  </semantics>
</math>
</file>

<file path=Object 7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Bool</mi>
        <mrow>
          <mo fence="true" stretchy="false">(</mo>
          <mrow>
            <mi mathvariant="italic">false</mi>
          </mrow>
          <mo fence="true" stretchy="false">)</mo>
        </mrow>
      </mrow>
    </mfrac>
    <annotation encoding="StarMath 5.0">{ 
env ▹ Set(els, type) drarrow lbrace v_i : i in els rbrace:type
} 
over 
{  env ▹ IsEmpty(Set(els, type)) drarrow Bool(false)
}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em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>w</mi>
                <mo stretchy="false">∈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elem drarrow w:type,
{}newline{}
env ▹ Set(els, type) drarrow lbrace v_i : i in els rbrace:type,
{}newline{}
{w in lbrace v_i : i in els rbrace}
over 
{env ▹ Contains(Set(els, type), elem) drarrow Bool(true)}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em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>w</mi>
                <mo stretchy="false">∉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elem drarrow w:type,
{}newline{}
env ▹ Set(els, type) drarrow lbrace v_i : i in els rbrace:type,
{}newline{}
{w notin lbrace v_i : i in els rbrace} 
over 
{env ▹ Contains(Set(els, type), elem) drarrow Bool(false)}</annotation>
  </semantics>
</math>
</file>